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723" officeooo:paragraph-rsid="00019723"/>
    </style:style>
    <style:style style:name="P2" style:family="paragraph" style:parent-style-name="Standard">
      <style:text-properties fo:font-size="10pt" officeooo:rsid="000c9cd0" officeooo:paragraph-rsid="000c9cd0" style:font-size-asian="8.75pt" style:font-size-complex="10pt"/>
    </style:style>
    <style:style style:name="P3" style:family="paragraph" style:parent-style-name="Standard">
      <style:text-properties fo:font-size="10pt" style:text-underline-style="none" officeooo:rsid="0011a37a" officeooo:paragraph-rsid="0011a37a" style:font-size-asian="10pt" style:font-size-complex="10pt"/>
    </style:style>
    <style:style style:name="P4" style:family="paragraph" style:parent-style-name="Standard">
      <style:text-properties style:text-underline-style="solid" style:text-underline-width="auto" style:text-underline-color="font-color" officeooo:rsid="000fe78b" officeooo:paragraph-rsid="000fe78b"/>
    </style:style>
    <style:style style:name="P5" style:family="paragraph" style:parent-style-name="Standard">
      <style:text-properties fo:font-size="12pt" style:text-underline-style="none" officeooo:rsid="00129a17" officeooo:paragraph-rsid="00129a17" style:font-size-asian="12pt" style:font-size-complex="12pt"/>
    </style:style>
    <style:style style:name="P6" style:family="paragraph" style:parent-style-name="Standard">
      <style:text-properties fo:font-size="12pt" style:text-underline-style="none" officeooo:rsid="0015609b" officeooo:paragraph-rsid="0015609b" style:font-size-asian="12pt" style:font-size-complex="12pt"/>
    </style:style>
    <style:style style:name="P7" style:family="paragraph" style:parent-style-name="Standard">
      <style:text-properties fo:font-size="12pt" style:text-underline-style="none" officeooo:rsid="00202fbd" officeooo:paragraph-rsid="00202fbd" style:font-size-asian="12pt" style:font-size-complex="12pt"/>
    </style:style>
    <style:style style:name="P8" style:family="paragraph" style:parent-style-name="Standard">
      <style:text-properties fo:font-size="12pt" style:text-underline-style="none" officeooo:rsid="0020cc68" officeooo:paragraph-rsid="0020cc68" style:font-size-asian="12pt" style:font-size-complex="12pt"/>
    </style:style>
    <style:style style:name="P9" style:family="paragraph" style:parent-style-name="Standard">
      <style:text-properties fo:font-size="12pt" style:text-underline-style="none" officeooo:rsid="00212b13" officeooo:paragraph-rsid="00212b13" style:font-size-asian="12pt" style:font-size-complex="12pt"/>
    </style:style>
    <style:style style:name="P10" style:family="paragraph" style:parent-style-name="Standard">
      <style:text-properties fo:font-size="12pt" style:text-underline-style="none" officeooo:rsid="0026a1f6" officeooo:paragraph-rsid="0026a1f6" style:font-size-asian="12pt" style:font-size-complex="12pt"/>
    </style:style>
    <style:style style:name="P11" style:family="paragraph" style:parent-style-name="Standard">
      <style:text-properties fo:font-size="12pt" style:text-underline-style="none" officeooo:rsid="0027183d" officeooo:paragraph-rsid="0027183d" style:font-size-asian="12pt" style:font-size-complex="12pt"/>
    </style:style>
    <style:style style:name="P12" style:family="paragraph" style:parent-style-name="Standard">
      <style:text-properties fo:font-size="12pt" style:text-underline-style="none" officeooo:rsid="00285621" officeooo:paragraph-rsid="00285621" style:font-size-asian="12pt" style:font-size-complex="12pt"/>
    </style:style>
    <style:style style:name="P13" style:family="paragraph" style:parent-style-name="Standard">
      <style:text-properties fo:font-size="12pt" style:text-underline-style="none" officeooo:rsid="00297409" officeooo:paragraph-rsid="00297409" style:font-size-asian="12pt" style:font-size-complex="12pt"/>
    </style:style>
    <style:style style:name="P14" style:family="paragraph" style:parent-style-name="Standard">
      <style:text-properties fo:font-size="12pt" style:text-underline-style="none" officeooo:rsid="002b7d05" officeooo:paragraph-rsid="002b7d05" style:font-size-asian="12pt" style:font-size-complex="12pt"/>
    </style:style>
    <style:style style:name="P15" style:family="paragraph" style:parent-style-name="Standard">
      <style:text-properties fo:font-size="12pt" style:text-underline-style="none" officeooo:rsid="002dff97" officeooo:paragraph-rsid="002dff97" style:font-size-asian="12pt" style:font-size-complex="12pt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rsid="000fe78b" officeooo:paragraph-rsid="000fe78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rsid="000fe78b" officeooo:paragraph-rsid="000fe78b" style:font-size-asian="14pt" style:font-size-complex="14pt"/>
    </style:style>
    <style:style style:name="P18" style:family="paragraph" style:parent-style-name="Standard">
      <style:text-properties style:text-underline-style="none" officeooo:rsid="000fe78b" officeooo:paragraph-rsid="000fe78b"/>
    </style:style>
    <style:style style:name="P19" style:family="paragraph" style:parent-style-name="Standard" style:list-style-name="L1">
      <style:text-properties fo:font-size="12pt" officeooo:rsid="0001a92e" officeooo:paragraph-rsid="0001a92e" style:font-size-asian="12pt" style:font-size-complex="12pt"/>
    </style:style>
    <style:style style:name="P20" style:family="paragraph" style:parent-style-name="Standard" style:list-style-name="L1">
      <style:text-properties fo:font-size="12pt" officeooo:rsid="000807a1" officeooo:paragraph-rsid="000807a1" style:font-size-asian="12pt" style:font-size-complex="12pt"/>
    </style:style>
    <style:style style:name="P21" style:family="paragraph" style:parent-style-name="Standard" style:list-style-name="L1">
      <style:text-properties fo:font-size="12pt" officeooo:rsid="000c9cd0" officeooo:paragraph-rsid="000c9cd0" style:font-size-asian="12pt" style:font-size-complex="12pt"/>
    </style:style>
    <style:style style:name="P22" style:family="paragraph" style:parent-style-name="Standard" style:list-style-name="L1">
      <style:text-properties fo:font-size="12pt" officeooo:rsid="002db883" officeooo:paragraph-rsid="002db883" style:font-size-asian="12pt" style:font-size-complex="12pt"/>
    </style:style>
    <style:style style:name="P23" style:family="paragraph" style:parent-style-name="Standard" style:list-style-name="L5">
      <style:text-properties fo:font-size="12pt" style:text-underline-style="none" officeooo:rsid="00152d58" officeooo:paragraph-rsid="00152d58" style:font-size-asian="12pt" style:font-size-complex="12pt"/>
    </style:style>
    <style:style style:name="P24" style:family="paragraph" style:parent-style-name="Standard" style:list-style-name="L6">
      <style:text-properties fo:font-size="12pt" style:text-underline-style="none" officeooo:rsid="001939ba" officeooo:paragraph-rsid="001939ba" style:font-size-asian="12pt" style:font-size-complex="12pt"/>
    </style:style>
    <style:style style:name="P25" style:family="paragraph" style:parent-style-name="Standard" style:list-style-name="L6">
      <style:text-properties fo:font-size="12pt" style:text-underline-style="none" officeooo:rsid="001b65fd" officeooo:paragraph-rsid="001b65fd" style:font-size-asian="12pt" style:font-size-complex="12pt"/>
    </style:style>
    <style:style style:name="P26" style:family="paragraph" style:parent-style-name="Standard" style:list-style-name="L6">
      <style:text-properties fo:font-size="12pt" style:text-underline-style="none" officeooo:rsid="002002fa" officeooo:paragraph-rsid="002002fa" style:font-size-asian="12pt" style:font-size-complex="12pt"/>
    </style:style>
    <style:style style:name="P27" style:family="paragraph" style:parent-style-name="Standard" style:list-style-name="L6">
      <style:text-properties fo:font-size="12pt" style:text-underline-style="none" officeooo:rsid="00202fbd" officeooo:paragraph-rsid="00202fbd" style:font-size-asian="12pt" style:font-size-complex="12pt"/>
    </style:style>
    <style:style style:name="P28" style:family="paragraph" style:parent-style-name="Standard" style:list-style-name="L7">
      <style:text-properties fo:font-size="12pt" style:text-underline-style="none" officeooo:rsid="0020cc68" officeooo:paragraph-rsid="0020cc68" style:font-size-asian="12pt" style:font-size-complex="12pt"/>
    </style:style>
    <style:style style:name="P29" style:family="paragraph" style:parent-style-name="Standard" style:list-style-name="L7">
      <style:text-properties fo:font-size="12pt" style:text-underline-style="none" officeooo:rsid="00231048" officeooo:paragraph-rsid="00231048" style:font-size-asian="12pt" style:font-size-complex="12pt"/>
    </style:style>
    <style:style style:name="P30" style:family="paragraph" style:parent-style-name="Standard" style:list-style-name="L8">
      <style:text-properties fo:font-size="12pt" style:text-underline-style="none" officeooo:rsid="00212b13" officeooo:paragraph-rsid="00212b13" style:font-size-asian="12pt" style:font-size-complex="12pt"/>
    </style:style>
    <style:style style:name="P31" style:family="paragraph" style:parent-style-name="Standard" style:list-style-name="L9">
      <style:text-properties fo:font-size="12pt" style:text-underline-style="none" officeooo:rsid="0026a1f6" officeooo:paragraph-rsid="0026a1f6" style:font-size-asian="12pt" style:font-size-complex="12pt"/>
    </style:style>
    <style:style style:name="P32" style:family="paragraph" style:parent-style-name="Standard" style:list-style-name="L10">
      <style:text-properties fo:font-size="12pt" style:text-underline-style="none" officeooo:rsid="00285621" officeooo:paragraph-rsid="00285621" style:font-size-asian="12pt" style:font-size-complex="12pt"/>
    </style:style>
    <style:style style:name="P33" style:family="paragraph" style:parent-style-name="Standard" style:list-style-name="L12">
      <style:text-properties fo:font-size="12pt" style:text-underline-style="none" officeooo:rsid="00285621" officeooo:paragraph-rsid="00285621" style:font-size-asian="12pt" style:font-size-complex="12pt"/>
    </style:style>
    <style:style style:name="P34" style:family="paragraph" style:parent-style-name="Standard" style:list-style-name="L10">
      <style:text-properties fo:font-size="12pt" style:text-underline-style="none" officeooo:rsid="002937de" officeooo:paragraph-rsid="002937de" style:font-size-asian="12pt" style:font-size-complex="12pt"/>
    </style:style>
    <style:style style:name="P35" style:family="paragraph" style:parent-style-name="Standard" style:list-style-name="L11">
      <style:text-properties fo:font-size="12pt" style:text-underline-style="none" officeooo:rsid="0032766a" officeooo:paragraph-rsid="0032766a" style:font-size-asian="12pt" style:font-size-complex="12pt"/>
    </style:style>
    <style:style style:name="P36" style:family="paragraph" style:parent-style-name="Standard" style:list-style-name="L13">
      <style:text-properties fo:font-size="12pt" style:text-underline-style="none" officeooo:rsid="002b7d05" officeooo:paragraph-rsid="002b7d05" style:font-size-asian="12pt" style:font-size-complex="12pt"/>
    </style:style>
    <style:style style:name="P37" style:family="paragraph" style:parent-style-name="Standard" style:list-style-name="L14">
      <style:text-properties fo:font-size="12pt" style:text-underline-style="none" officeooo:rsid="002fc133" officeooo:paragraph-rsid="002fc133" style:font-size-asian="12pt" style:font-size-complex="12pt"/>
    </style:style>
    <style:style style:name="P38" style:family="paragraph" style:parent-style-name="Standard" style:list-style-name="L1">
      <style:text-properties fo:font-size="10pt" officeooo:rsid="0001a92e" officeooo:paragraph-rsid="0001a92e" style:font-size-asian="8.75pt" style:font-size-complex="10pt"/>
    </style:style>
    <style:style style:name="P39" style:family="paragraph" style:parent-style-name="Standard" style:list-style-name="L2">
      <style:text-properties fo:font-size="10pt" officeooo:rsid="0001a92e" officeooo:paragraph-rsid="0001a92e" style:font-size-asian="8.75pt" style:font-size-complex="10pt"/>
    </style:style>
    <style:style style:name="P40" style:family="paragraph" style:parent-style-name="Standard" style:list-style-name="L2">
      <style:text-properties fo:font-size="10pt" officeooo:rsid="0003624c" officeooo:paragraph-rsid="0003624c" style:font-size-asian="8.75pt" style:font-size-complex="10pt"/>
    </style:style>
    <style:style style:name="P41" style:family="paragraph" style:parent-style-name="Standard" style:list-style-name="L2">
      <style:text-properties fo:font-size="10pt" officeooo:rsid="00129a17" officeooo:paragraph-rsid="00129a17" style:font-size-asian="8.75pt" style:font-size-complex="10pt"/>
    </style:style>
    <style:style style:name="P42" style:family="paragraph" style:parent-style-name="Standard" style:list-style-name="L2">
      <style:text-properties fo:font-size="10pt" officeooo:rsid="00046e20" officeooo:paragraph-rsid="00046e20" style:font-size-asian="8.75pt" style:font-size-complex="10pt"/>
    </style:style>
    <style:style style:name="P43" style:family="paragraph" style:parent-style-name="Standard" style:list-style-name="L1">
      <style:text-properties fo:font-size="10pt" officeooo:rsid="000807a1" officeooo:paragraph-rsid="000807a1" style:font-size-asian="8.75pt" style:font-size-complex="10pt"/>
    </style:style>
    <style:style style:name="P44" style:family="paragraph" style:parent-style-name="Standard">
      <style:text-properties fo:font-size="10pt" officeooo:rsid="000807a1" officeooo:paragraph-rsid="000807a1" style:font-size-asian="8.75pt" style:font-size-complex="10pt"/>
    </style:style>
    <style:style style:name="P45" style:family="paragraph" style:parent-style-name="Standard" style:list-style-name="L1">
      <style:text-properties fo:font-size="10pt" officeooo:paragraph-rsid="000807a1" style:font-size-asian="10pt" style:font-size-complex="10pt"/>
    </style:style>
    <style:style style:name="P46" style:family="paragraph" style:parent-style-name="Standard" style:list-style-name="L4">
      <style:text-properties fo:font-size="10pt" style:text-underline-style="none" officeooo:rsid="0011a37a" officeooo:paragraph-rsid="0011a37a" style:font-size-asian="10pt" style:font-size-complex="10pt"/>
    </style:style>
    <style:style style:name="P47" style:family="paragraph" style:parent-style-name="Standard" style:list-style-name="L4">
      <style:text-properties fo:font-size="10pt" style:text-underline-style="none" officeooo:rsid="00199c4d" officeooo:paragraph-rsid="00199c4d" style:font-size-asian="10pt" style:font-size-complex="10pt"/>
    </style:style>
    <style:style style:name="P48" style:family="paragraph" style:parent-style-name="Standard" style:list-style-name="L2">
      <style:text-properties fo:font-size="11pt" officeooo:rsid="0001a92e" officeooo:paragraph-rsid="0001a92e" style:font-size-asian="11pt" style:font-size-complex="11pt"/>
    </style:style>
    <style:style style:name="P49" style:family="paragraph" style:parent-style-name="Standard" style:list-style-name="L3">
      <style:text-properties fo:font-size="11pt" officeooo:rsid="000807a1" officeooo:paragraph-rsid="00317274" style:font-size-asian="11pt" style:font-size-complex="11pt"/>
    </style:style>
    <style:style style:name="T1" style:family="text">
      <style:text-properties fo:font-size="10pt" officeooo:rsid="00314ff0" style:font-size-asian="10pt" style:font-size-complex="10pt"/>
    </style:style>
    <style:style style:name="T2" style:family="text">
      <style:text-properties officeooo:rsid="000807a1"/>
    </style:style>
    <style:style style:name="T3" style:family="text">
      <style:text-properties officeooo:rsid="001d3707"/>
    </style:style>
    <style:style style:name="T4" style:family="text">
      <style:text-properties officeooo:rsid="00242e40"/>
    </style:style>
    <style:style style:name="T5" style:family="text">
      <style:text-properties officeooo:rsid="002cb172"/>
    </style:style>
    <style:style style:name="T6" style:family="text">
      <style:text-properties officeooo:rsid="00314ff0"/>
    </style:style>
    <style:style style:name="T7" style:family="text">
      <style:text-properties officeooo:rsid="0033a0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lasses</text:p>
      <text:p text:style-name="P1"/>
      <text:list xml:id="list920429720" text:style-name="L1">
        <text:list-item>
          <text:p text:style-name="P19">Person</text:p>
          <text:p text:style-name="P38"/>
        </text:list-item>
      </text:list>
      <text:list xml:id="list2020655474" text:style-name="L2">
        <text:list-item>
          <text:list>
            <text:list-item>
              <text:p text:style-name="P48">Staff</text:p>
              <text:p text:style-name="P39"/>
              <text:list>
                <text:list-item>
                  <text:p text:style-name="P40">Doctor</text:p>
                </text:list-item>
                <text:list-item>
                  <text:p text:style-name="P40">Nurses</text:p>
                </text:list-item>
                <text:list-item>
                  <text:p text:style-name="P41">Manager</text:p>
                  <text:p text:style-name="P40"/>
                </text:list-item>
              </text:list>
            </text:list-item>
            <text:list-item>
              <text:p text:style-name="P48">Resident</text:p>
              <text:p text:style-name="P39"/>
              <text:list>
                <text:list-item>
                  <text:p text:style-name="P42">Patients</text:p>
                  <text:p text:style-name="P42"/>
                </text:list-item>
              </text:list>
            </text:list-item>
          </text:list>
        </text:list-item>
      </text:list>
      <text:list xml:id="list160808910400689" text:continue-list="list920429720" text:style-name="L1">
        <text:list-item>
          <text:p text:style-name="P20">Wards</text:p>
          <text:p text:style-name="P43"/>
        </text:list-item>
      </text:list>
      <text:list xml:id="list48066864" text:style-name="L3">
        <text:list-item>
          <text:list>
            <text:list-item>
              <text:p text:style-name="P49">Rooms <text:s/><text:span text:style-name="T6">X </text:span><text:span text:style-name="T1">No hierarchy</text:span></text:p>
            </text:list-item>
          </text:list>
        </text:list-item>
      </text:list>
      <text:list xml:id="list160807684620158" text:continue-list="list160808910400689" text:style-name="L1">
        <text:list-item>
          <text:list>
            <text:list-header>
              <text:p text:style-name="P43"/>
              <text:list>
                <text:list-item>
                  <text:p text:style-name="P45"><text:span text:style-name="T2">Beds </text:span><text:span text:style-name="T6">X No hierarchy</text:span></text:p>
                </text:list-item>
              </text:list>
            </text:list-header>
          </text:list>
        </text:list-item>
      </text:list>
      <text:p text:style-name="P44"/>
      <text:list xml:id="list160808665840381" text:continue-numbering="true" text:style-name="L1">
        <text:list-item>
          <text:p text:style-name="P21">Prescription</text:p>
          <text:list>
            <text:list-item>
              <text:p text:style-name="P22">MedicineBlock</text:p>
            </text:list-item>
          </text:list>
        </text:list-item>
      </text:list>
      <text:p text:style-name="P2"/>
      <text:p text:style-name="P2"/>
      <text:p text:style-name="P2"/>
      <text:p text:style-name="P16">Attributes and Methods</text:p>
      <text:p text:style-name="P2"/>
      <text:p text:style-name="P2"/>
      <text:p text:style-name="P18">Person</text:p>
      <text:p text:style-name="P4"/>
      <text:list xml:id="list536789883" text:style-name="L4">
        <text:list-item>
          <text:p text:style-name="P46">ID</text:p>
        </text:list-item>
        <text:list-item>
          <text:p text:style-name="P47">Name</text:p>
        </text:list-item>
        <text:list-item>
          <text:p text:style-name="P46">Gender</text:p>
        </text:list-item>
      </text:list>
      <text:p text:style-name="P3"/>
      <text:p text:style-name="P5">Staff</text:p>
      <text:list xml:id="list969635711" text:style-name="L5">
        <text:list-item>
          <text:p text:style-name="P23">Shifts</text:p>
        </text:list-item>
        <text:list-item>
          <text:p text:style-name="P23">checkDetailsOfPatient()</text:p>
          <text:p text:style-name="P23"/>
        </text:list-item>
      </text:list>
      <text:p text:style-name="P6">Manager</text:p>
      <text:list xml:id="list1216643780" text:style-name="L6">
        <text:list-item>
          <text:p text:style-name="P24">addPatient()</text:p>
        </text:list-item>
        <text:list-item>
          <text:p text:style-name="P25">addStaff(<text:span text:style-name="T3">)</text:span></text:p>
        </text:list-item>
        <text:list-item>
          <text:p text:style-name="P26">modifyStaff()</text:p>
        </text:list-item>
        <text:list-item>
          <text:p text:style-name="P27">modifyShift()</text:p>
        </text:list-item>
      </text:list>
      <text:p text:style-name="P7"/>
      <text:p text:style-name="P8">Doctor</text:p>
      <text:list xml:id="list36229389" text:style-name="L7">
        <text:list-item>
          <text:p text:style-name="P28">addPrescription()</text:p>
        </text:list-item>
        <text:list-item>
          <text:p text:style-name="P29">allotNurse(prescriptionChanges) <text:s text:c="5"/>// <text:span text:style-name="T4">Optional</text:span></text:p>
        </text:list-item>
      </text:list>
      <text:p text:style-name="P8"/>
      <text:p text:style-name="P9">Nurse</text:p>
      <text:list xml:id="list2061507347" text:style-name="L8">
        <text:list-item>
          <text:p text:style-name="P30">changeMedicines()</text:p>
        </text:list-item>
      </text:list>
      <text:p text:style-name="P9"/>
      <text:p text:style-name="P10">Wards</text:p>
      <text:list xml:id="list3440495924" text:style-name="L9">
        <text:list-item>
          <text:p text:style-name="P31">wardNumber</text:p>
        </text:list-item>
      </text:list>
      <text:p text:style-name="P10"/>
      <text:p text:style-name="P11">Rooms</text:p>
      <text:list xml:id="list2198699103" text:style-name="L10">
        <text:list-item>
          <text:p text:style-name="P32">roomNumber</text:p>
        </text:list-item>
        <text:list-item>
          <text:p text:style-name="P34"><text:soft-page-break/>genderAssociated</text:p>
        </text:list-item>
      </text:list>
      <text:p text:style-name="P12"/>
      <text:p text:style-name="P12">Beds</text:p>
      <text:list xml:id="list3005015658" text:style-name="L11">
        <text:list-item>
          <text:p text:style-name="P35">patientI<text:span text:style-name="T7">d</text:span></text:p>
        </text:list-item>
      </text:list>
      <text:list xml:id="list1072193527" text:style-name="L12">
        <text:list-item>
          <text:p text:style-name="P33">bedNumber</text:p>
        </text:list-item>
      </text:list>
      <text:p text:style-name="P12"/>
      <text:p text:style-name="P12"/>
      <text:p text:style-name="P13">Prescription</text:p>
      <text:list xml:id="list1396991532" text:style-name="L13">
        <text:list-item>
          <text:p text:style-name="P36">patientI<text:span text:style-name="T5">d</text:span></text:p>
        </text:list-item>
      </text:list>
      <text:p text:style-name="P14"/>
      <text:p text:style-name="P15">MedicineBlock</text:p>
      <text:list xml:id="list440692386" text:style-name="L14">
        <text:list-item>
          <text:p text:style-name="P37">Date+Time</text:p>
        </text:list-item>
        <text:list-item>
          <text:p text:style-name="P37">Medicines Prescribe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10:45:46.614221033</meta:creation-date>
    <dc:date>2021-04-19T11:17:26.484052960</dc:date>
    <meta:editing-duration>PT31M19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93" meta:character-count="517" meta:non-whitespace-character-count="500"/>
  </office:meta>
</office:document-meta>
</file>